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edElementUtils.highAggregateIndexes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Utils.getMergedAnnotationAttributes( AnnotatedElement element , String annot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Utils.findMergedRepeatableAnnotations( AnnotatedElement element , Class &lt; A &gt;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Utils.findMergedAnnotationAttributes( AnnotatedElement element , String annotationName , boolean classValuesAsString , boolean nestedAnnotationsAs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ElementForAnnotations.getDeclared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Utils.getMergedAnnotationAttributes( AnnotatedElement element , Class &lt; ? extends Annotation &gt; annotation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ElementUtils.hasMetaAnnotationTypes( AnnotatedElement element , String annot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Utils.getMetaAnnotationTypes( AnnotatedElement element , Class &lt; ? extends Annotation &gt;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Utils.getAllMergedAnnotations( AnnotatedElement element , Class &lt; A &gt;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edElementUtils.findAnnotations( Annotated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Utils.nullIfEmpty( MultiValueMap &lt; String , Object &gt;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Utils.isAnnotated( AnnotatedElement element , Class &lt; ? extends Annotation &gt; annotation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edElementUtils.getAllMergedAnnotations( AnnotatedElement element , Set &lt; Class &lt; ? extends Annotation &gt; &gt; annotation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ElementUtils.findAllMergedAnnotations( AnnotatedElement element , Class &lt; A &gt;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ElementUtils.getMetaAnnotationTypes( AnnotatedElement element , String annotatio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edElementUtils.isAnnotated( AnnotatedElement element , String annot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Utils.getAnnotationAttributes( MergedAnnotation &lt; ? &gt; annotation , boolean classValuesAsString , boolean nestedAnnotationsAs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edElementUtils.forAnnotations( Annotation ... anno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Utils.hasMetaAnnotationTypes( AnnotatedElement element , Class &lt; ? extends Annotation &gt;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ForAnnotations.AnnotatedElementForAnnotations( Annotation ... anno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Utils.getAllAnnotationAttributes( AnnotatedElement element , String annotationName , final boolean classValuesAsString , final boolean nestedAnnotationsAs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edElementUtils.getMergedAnnotation( AnnotatedElement element , Class &lt; A &gt; annotation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edElementUtils.findMergedRepeatableAnnotations( AnnotatedElement element , Class &lt; A &gt; annotationType , @ Nullable Class &lt; ? extends Annotation &gt; contain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edElementUtils.getMetaAnnotationTypes( AnnotatedElement element , @ Nullable Annotation annot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edElementForAnnotations.getAnnotation( Class &lt; T &gt; annotation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edElementUtils.getMergedAnnotationAttributes( AnnotatedElement element , String annotationName , boolean classValuesAsString , boolean nestedAnnotationsAs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ElementUtils.findMergedAnnotation( AnnotatedElement element , Class &lt; A &gt; annotation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edElementForAnnotations.get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Utils.getMergedRepeatableAnnotations( AnnotatedElement element , Class &lt; A &gt; annotationType , @ Nullable Class &lt; ? extends Annotation &gt; contain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ElementUtils.getMergedRepeatableAnnotations( AnnotatedElement element , Class &lt; A &gt;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Utils.getRepeatableAnnotations( AnnotatedElement element , @ Nullable Class &lt; ? extends Annotation &gt; containerType , Class &lt; ? extends Annotation &gt; annotation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notatedElementUtils.hasAnnotation( AnnotatedElement element , Class &lt; ? extends Annotation &gt; annotation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edElementUtils.findRepeatableAnnotations( AnnotatedElement element , @ Nullable Class &lt; ? extends Annotation &gt; containerType , Class &lt; ? extends Annotation &gt; annotation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notatedElementUtils.getAnnotations( Annotated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ElementUtils.findAllMergedAnnotations( AnnotatedElement element , Set &lt; Class &lt; ? extends Annotation &gt; &gt; annotation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edElementUtils.findMergedAnnotationAttributes( AnnotatedElement element , Class &lt; ? extends Annotation &gt; annotationType , boolean classValuesAsString , boolean nestedAnnotationsAs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ElementUtils.getAllAnnotationAttributes( AnnotatedElement element , String annot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